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officeooo:rsid="000172b1" officeooo:paragraph-rsid="000172b1"/>
    </style:style>
    <style:style style:name="P2" style:family="paragraph" style:parent-style-name="Text_20_body">
      <style:text-properties officeooo:paragraph-rsid="0000a4ec"/>
    </style:style>
    <style:style style:name="P3" style:family="paragraph" style:parent-style-name="Text_20_body">
      <style:text-properties officeooo:rsid="000172b1" officeooo:paragraph-rsid="000172b1"/>
    </style:style>
    <style:style style:name="P4" style:family="paragraph" style:parent-style-name="Text_20_body">
      <style:text-properties officeooo:paragraph-rsid="000172b1"/>
    </style:style>
    <style:style style:name="P5" style:family="paragraph" style:parent-style-name="Text_20_body" style:list-style-name="L1">
      <style:text-properties officeooo:paragraph-rsid="0006114f"/>
    </style:style>
    <style:style style:name="P6" style:family="paragraph" style:parent-style-name="Text_20_body" style:list-style-name="L1">
      <style:text-properties officeooo:rsid="00029b81" officeooo:paragraph-rsid="00029b81"/>
    </style:style>
    <style:style style:name="P7" style:family="paragraph" style:parent-style-name="Text_20_body" style:list-style-name="L1">
      <style:text-properties officeooo:rsid="000363d7" officeooo:paragraph-rsid="000363d7"/>
    </style:style>
    <style:style style:name="P8" style:family="paragraph" style:parent-style-name="Text_20_body" style:list-style-name="L1">
      <style:text-properties officeooo:rsid="0003be7d" officeooo:paragraph-rsid="0003be7d"/>
    </style:style>
    <style:style style:name="P9" style:family="paragraph" style:parent-style-name="Text_20_body" style:list-style-name="L1">
      <style:text-properties officeooo:rsid="0006114f" officeooo:paragraph-rsid="0006114f"/>
    </style:style>
    <style:style style:name="P10" style:family="paragraph" style:parent-style-name="Text_20_body" style:list-style-name="L1">
      <style:paragraph-properties fo:text-align="center" style:justify-single-word="false"/>
      <style:text-properties officeooo:paragraph-rsid="0006114f"/>
    </style:style>
    <style:style style:name="P11" style:family="paragraph" style:parent-style-name="Text_20_body" style:list-style-name="L1">
      <style:text-properties fo:font-weight="bold" officeooo:rsid="00029b81" officeooo:paragraph-rsid="00029b81" style:font-weight-asian="bold" style:font-weight-complex="bold"/>
    </style:style>
    <style:style style:name="P12" style:family="paragraph" style:parent-style-name="Title">
      <style:text-properties officeooo:rsid="0000a4ec" officeooo:paragraph-rsid="0000a4ec"/>
    </style:style>
    <style:style style:name="P13" style:family="paragraph" style:parent-style-name="Heading_20_1">
      <style:text-properties officeooo:rsid="0000a4ec" officeooo:paragraph-rsid="0000a4ec"/>
    </style:style>
    <style:style style:name="P14" style:family="paragraph" style:parent-style-name="Heading_20_1">
      <style:text-properties officeooo:rsid="000172b1" officeooo:paragraph-rsid="000172b1"/>
    </style:style>
    <style:style style:name="P15" style:family="paragraph" style:parent-style-name="Heading_20_1">
      <style:paragraph-properties fo:break-before="page"/>
      <style:text-properties officeooo:rsid="0000a4ec" officeooo:paragraph-rsid="0000a4ec"/>
    </style:style>
    <style:style style:name="T1" style:family="text">
      <style:text-properties officeooo:rsid="000172b1"/>
    </style:style>
    <style:style style:name="T2" style:family="text">
      <style:text-properties officeooo:rsid="00029b81"/>
    </style:style>
    <style:style style:name="T3" style:family="text">
      <style:text-properties officeooo:rsid="0004279d"/>
    </style:style>
    <style:style style:name="T4" style:family="text">
      <style:text-properties style:text-position="sub 58%" officeooo:rsid="0006114f"/>
    </style:style>
    <style:style style:name="T5" style:family="text">
      <style:text-properties style:text-position="sub 58%" fo:font-size="15pt" officeooo:rsid="0006114f" style:font-size-asian="15pt" style:font-size-complex="15pt"/>
    </style:style>
    <style:style style:name="T6" style:family="text">
      <style:text-properties style:text-position="sub 58%" fo:font-size="20pt" officeooo:rsid="0006114f" style:font-size-asian="20pt" style:font-size-complex="20pt"/>
    </style:style>
    <style:style style:name="T7" style:family="text">
      <style:text-properties style:text-position="0% 100%" officeooo:rsid="0006114f"/>
    </style:style>
    <style:style style:name="T8" style:family="text">
      <style:text-properties style:text-position="0% 100%" fo:font-size="15pt" officeooo:rsid="0006114f" style:font-size-asian="15pt" style:font-size-complex="15pt"/>
    </style:style>
    <style:style style:name="T9" style:family="text">
      <style:text-properties style:text-position="0% 100%" fo:font-size="20pt" officeooo:rsid="0006114f" style:font-size-asian="20pt" style:font-size-complex="20pt"/>
    </style:style>
    <style:style style:name="T10" style:family="text">
      <style:text-properties style:text-position="0% 100%" style:font-name="Liberation Serif" fo:font-size="20pt" officeooo:rsid="0006114f" style:font-size-asian="20pt" style:font-size-complex="20pt"/>
    </style:style>
    <style:style style:name="T11" style:family="text">
      <style:text-properties style:text-position="super 58%" officeooo:rsid="0006114f"/>
    </style:style>
    <style:style style:name="T12" style:family="text">
      <style:text-properties style:text-position="super 58%" style:font-name="sans-serif" fo:font-size="12pt" officeooo:rsid="0006114f" style:font-size-asian="12pt" style:font-size-complex="12pt"/>
    </style:style>
    <style:style style:name="T13" style:family="text">
      <style:text-properties style:text-position="super 58%" style:font-name="sans-serif" fo:font-size="15pt" officeooo:rsid="0006114f" style:font-size-asian="15pt" style:font-size-complex="15pt"/>
    </style:style>
    <style:style style:name="T14" style:family="text">
      <style:text-properties style:text-position="super 58%" style:font-name="sans-serif" fo:font-size="20pt" officeooo:rsid="0006114f" style:font-size-asian="20pt" style:font-size-complex="20pt"/>
    </style:style>
    <style:style style:name="T15" style:family="text">
      <style:text-properties style:text-position="super 58%" style:font-name="Liberation Serif" fo:font-size="12pt" officeooo:rsid="0006114f" style:font-size-asian="12pt" style:font-size-complex="12pt"/>
    </style:style>
    <style:style style:name="T16" style:family="text">
      <style:text-properties style:text-position="super 58%" style:font-name="Liberation Serif" fo:font-size="15pt" officeooo:rsid="0006114f" style:font-size-asian="15pt" style:font-size-complex="15pt"/>
    </style:style>
    <style:style style:name="T17" style:family="text">
      <style:text-properties style:text-position="super 58%" style:font-name="Liberation Serif" fo:font-size="20pt" officeooo:rsid="0006114f" style:font-size-asian="20pt" style:font-size-complex="20pt"/>
    </style:style>
    <style:style style:name="T18" style:family="text">
      <style:text-properties style:text-position="super 58%" fo:font-size="15pt" officeooo:rsid="0006114f" style:font-size-asian="15pt" style:font-size-complex="15pt"/>
    </style:style>
    <style:style style:name="T19" style:family="text">
      <style:text-properties style:text-position="super 58%" fo:font-size="20pt" officeooo:rsid="0006114f" style:font-size-asian="20pt" style:font-size-complex="20pt"/>
    </style:style>
    <style:style style:name="T20" style:family="text">
      <style:text-properties style:font-name="Liberation Serif" fo:font-size="18.75pt"/>
    </style:style>
    <style:style style:name="T21" style:family="text">
      <style:text-properties style:font-name="Liberation Serif" fo:font-size="18.75pt" officeooo:rsid="0006114f"/>
    </style:style>
    <style:style style:name="T22" style:family="text">
      <style:text-properties style:font-name="Liberation Serif" fo:font-size="12pt" style:font-size-asian="12pt" style:font-size-complex="12pt"/>
    </style:style>
    <style:style style:name="T23" style:family="text">
      <style:text-properties style:font-name="Liberation Serif" fo:font-size="12pt" officeooo:rsid="0006114f" style:font-size-asian="12pt" style:font-size-complex="12pt"/>
    </style:style>
    <style:style style:name="T24" style:family="text">
      <style:text-properties fo:font-size="15pt" officeooo:rsid="0004279d" style:font-size-asian="15pt" style:font-size-complex="15pt"/>
    </style:style>
    <style:style style:name="T25" style:family="text">
      <style:text-properties fo:font-size="20pt" officeooo:rsid="0004279d" style:font-size-asian="20pt" style:font-size-complex="20pt"/>
    </style:style>
    <style:style style:name="T26" style:family="text">
      <style:text-properties style:font-name="sans-serif" fo:font-size="18.75pt"/>
    </style:style>
    <style:style style:name="T27" style:family="text">
      <style:text-properties style:font-name="sans-serif" fo:font-size="18.75pt" officeooo:rsid="0006114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1">Preguntas</text:span> MH </text:p>
      <text:h text:style-name="P13" text:outline-level="1"><text:span text:style-name="T2">Dar un esquema de los a</text:span>lgoritmos basados en trayectorias </text:h>
      <text:list xml:id="list1488275644" text:style-name="L1">
        <text:list-item>
          <text:p text:style-name="P11">Enfriamiento simulado</text:p>
          <text:p text:style-name="P8">Es una variación de la búsqueda local en la que se pueden aceptar movimientos hacia soluciones peores basándonos en un principio de la termodinámica. </text:p>
          <text:p text:style-name="P9">Entre las soluciones vecinas se busca la mejor. Si es mejor que la actual, se coge. Si es peor que la actual, se puede coger con cierta probabilidad. </text:p>
          <text:p text:style-name="P5"><text:span text:style-name="T3">La probabilidad de que los movimientos se hagan hacia soluciones peores disminuye conforme avanza la búsqueda (se diversifica al principio y se intensifica al final. Exploración y explotación). La probabilidad <text:s/>depende de la temperatura, que disminuye en cada iteración, y de la diferencia de costes (</text:span><text:bookmark text:name="page107R_mcid152"/><text:span text:style-name="T22">δ</text:span><text:span text:style-name="T23">)</text:span><text:span text:style-name="T3">, y se calcula como: </text:span></text:p>
          <text:p text:style-name="P10"><text:span text:style-name="T25">P</text:span><text:span text:style-name="T6">aceptación</text:span><text:span text:style-name="T9">= e</text:span><text:span text:style-name="T19">(</text:span><text:bookmark text:name="page107R_mcid15"/><text:span text:style-name="T19">-</text:span><text:span text:style-name="T14">δ</text:span><text:span text:style-name="T17">/T) </text:span><text:span text:style-name="T10">= 1 / e</text:span><text:span text:style-name="T17">(</text:span><text:bookmark text:name="page107R_mcid151"/><text:span text:style-name="T17">δ/T) </text:span></text:p>
        </text:list-item>
        <text:list-item>
          <text:p text:style-name="P6">Busqueda Tabú </text:p>
        </text:list-item>
        <text:list-item>
          <text:p text:style-name="P6">Métodos basados en trayectorias múltiples </text:p>
          <text:p text:style-name="P7">(max 2 pag) </text:p>
        </text:list-item>
      </text:list>
      <text:h text:style-name="P15" text:outline-level="1">Algoritmos genéticos </text:h>
      <text:p text:style-name="P2"/>
      <text:h text:style-name="P13" text:outline-level="1">Programación genética</text:h>
      <text:p text:style-name="P2"/>
      <text:h text:style-name="P13" text:outline-level="1">Modelos basados en adaptación social (swarm intelligence) </text:h>
      <text:p text:style-name="P2"/>
      <text:h text:style-name="P14" text:outline-level="1">Algoritmos genéticos en los problemas de diversidad y convergencia y en problemas multimodales </text:h>
      <text:p text:style-name="P4"/>
      <text:h text:style-name="P14" text:outline-level="1">Algoritmos evolutivos </text:h>
      <text:p text:style-name="P4"/>
      <text:h text:style-name="P14" text:outline-level="1">Algoritmos multiarranque </text:h>
      <text:p text:style-name="P4"/>
      <text:h text:style-name="P14" text:outline-level="1">Criterios para seleccionar la metaheuristica a aplicar </text:h>
      <text:p text:style-name="P3">Para seleccionar la metaheurística a aplicar en la resolución de un problema</text:p>
      <text:p text:style-name="P3"/>
      <text:h text:style-name="P14" text:outline-level="1">Diferencias y similitudes entre un algoritmo voraz y la búsqueda local </text:h>
      <text:h text:style-name="P1" text:outline-level="3">Diferencias: </text:h>
      <text:p text:style-name="P4"/>
      <text:h text:style-name="P1" text:outline-level="3">Similitudes: </text:h>
      <text:p text:style-name="P4"/>
      <text:h text:style-name="P14" text:outline-level="1"><text:soft-page-break/>Codificación binaria para resolver el problema del viajante de comercio</text:h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16T19:10:53.319785126</meta:creation-date>
    <dc:date>2022-06-16T20:44:52.227451975</dc:date>
    <meta:editing-duration>PT19M37S</meta:editing-duration>
    <meta:editing-cycles>3</meta:editing-cycles>
    <meta:generator>LibreOffice/6.1.5.2$Linux_X86_64 LibreOffice_project/10$Build-2</meta:generator>
    <meta:document-statistic meta:table-count="0" meta:image-count="0" meta:object-count="0" meta:page-count="3" meta:paragraph-count="22" meta:word-count="209" meta:character-count="1366" meta:non-whitespace-character-count="1168"/>
  </office:meta>
</office:document-meta>
</file>